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12C000000A8DA2866B2943F9185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style:shrink-to-fit="false" fo:min-height="4.74cm" fo:min-width="9.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0cm" svg:height="5cm" svg:x="5.542cm" svg:y="12.424cm">
          <text:p text:style-name="P1"><text:span text:style-name="T1">Git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draw:frame draw:style-name="gr2" draw:text-style-name="P3" draw:layer="layout" svg:width="7.937cm" svg:height="4.444cm" svg:x="7.363cm" svg:y="2.3cm">
          <draw:image xlink:href="Pictures/100002010000012C000000A8DA2866B2943F918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12:04:52.190607632</meta:creation-date>
    <dc:date>2020-02-19T12:19:49.651133017</dc:date>
    <meta:editing-duration>PT3M44S</meta:editing-duration>
    <meta:editing-cycles>2</meta:editing-cycles>
    <meta:generator>LibreOffice/6.0.7.3$Linux_x86 LibreOffice_project/00m0$Build-3</meta:generator>
    <meta:document-statistic meta:object-count="2"/>
  </office:meta>
</office:document-meta>
</file>